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90000009A1CA49FC189F70AEE.png" manifest:media-type="image/png"/>
  <manifest:file-entry manifest:full-path="Pictures/10000201000000EE000001572198F7300003A76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4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12cm"/>
    </style:style>
    <style:style style:name="gr4" style:family="graphic" style:parent-style-name="standard">
      <style:graphic-properties draw:fill-color="#00ffff" draw:textarea-horizontal-align="justify" draw:textarea-vertical-align="middle" draw:auto-grow-height="false" fo:min-height="4.15cm" fo:min-width="6.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5cm" fo:min-width="3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2.85cm" fo:min-width="5.1cm"/>
    </style:style>
    <style:style style:name="gr9" style:family="graphic" style:parent-style-name="standard">
      <style:graphic-properties draw:fill-color="#008000" draw:textarea-horizontal-align="justify" draw:textarea-vertical-align="middle" draw:auto-grow-height="false" fo:min-height="2.25cm" fo:min-width="5.7cm"/>
    </style:style>
    <style:style style:name="gr10" style:family="graphic" style:parent-style-name="standard">
      <style:graphic-properties draw:textarea-horizontal-align="justify" draw:textarea-vertical-align="middle" draw:auto-grow-height="false" fo:min-height="3.05cm" fo:min-width="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ffff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-color="#008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.3cm" svg:x="13.5cm" svg:y="19.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4.047cm" svg:height="4.074cm" svg:x="2.5cm" svg:y="3.5cm">
          <draw:image xlink:href="Pictures/10000201000000990000009A1CA49FC189F70AEE.png" xlink:type="simple" xlink:show="embed" xlink:actuate="onLoad">
            <text:p/>
          </draw:image>
        </draw:frame>
        <draw:frame draw:style-name="gr3" draw:text-style-name="P3" draw:layer="layout" svg:width="3.812cm" svg:height="0.962cm" svg:x="13.7cm" svg:y="20.7cm">
          <draw:text-box>
            <text:p>Hypo-Privat</text:p>
          </draw:text-box>
        </draw:frame>
        <draw:custom-shape draw:style-name="gr4" draw:text-style-name="P4" draw:layer="layout" svg:width="7.3cm" svg:height="4.4cm" svg:x="10.8cm" svg:y="4cm">
          <text:p/>
          <draw:enhanced-geometry svg:viewBox="0 0 21600 21600" draw:mirror-horizontal="true" draw:mirror-vertical="true" draw:extrusion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5.7cm" svg:y1="5.4cm" svg:x2="10.8cm" svg:y2="6.3cm">
          <text:p/>
        </draw:line>
        <draw:custom-shape draw:style-name="gr6" draw:text-style-name="P5" draw:layer="layout" svg:width="4.4cm" svg:height="1.7cm" draw:transform="rotate (2.84977360265634) translate (16.26cm 7.697cm)">
          <text:p text:style-name="P1">Stiftung CH</text:p>
          <draw:enhanced-geometry svg:viewBox="0 0 21600 21600" draw:mirror-horizontal="true" draw:mirror-vertical="true" draw:extrusion="true" draw:type="rectangle" draw:enhanced-path="M 0 0 L 21600 0 21600 21600 0 21600 0 0 Z N"/>
        </draw:custom-shape>
        <draw:line draw:style-name="gr7" draw:text-style-name="P2" draw:layer="layout" svg:x1="5.3cm" svg:y1="6.7cm" svg:x2="15.5cm" svg:y2="19.5cm">
          <text:p text:style-name="P1">Darlehensantrag</text:p>
        </draw:line>
        <draw:line draw:style-name="gr5" draw:text-style-name="P2" draw:layer="layout" svg:x1="14.3cm" svg:y1="8.8cm" svg:x2="15.5cm" svg:y2="19.6cm">
          <text:p/>
        </draw:line>
        <draw:custom-shape draw:style-name="gr8" draw:text-style-name="P6" draw:layer="layout" svg:width="5.6cm" svg:height="3.097cm" draw:transform="rotate (-3.13059707930223) translate (7.817cm 18.063cm)">
          <text:p text:style-name="P1">Sparkasse Konto </text:p>
          <text:p text:style-name="P1">Hypo Privat</text:p>
          <draw:enhanced-geometry svg:viewBox="0 0 21600 21600" draw:mirror-horizontal="true" draw:mirror-vertical="true" draw:type="rectangle" draw:enhanced-path="M 0 0 L 21600 0 21600 21600 0 21600 0 0 Z N"/>
        </draw:custom-shape>
        <draw:line draw:style-name="gr7" draw:text-style-name="P2" draw:layer="layout" svg:x1="14.1cm" svg:y1="8.3cm" svg:x2="7.7cm" svg:y2="16.8cm">
          <text:p text:style-name="P1">Zahlung Hypothek</text:p>
        </draw:line>
        <draw:custom-shape draw:style-name="gr9" draw:text-style-name="P7" draw:layer="layout" svg:width="6.2cm" svg:height="2.503cm" draw:transform="rotate (3.09551596133714) translate (8.07cm 13.62cm)">
          <text:p text:style-name="P1">Kunde Sparkasse</text:p>
          <draw:enhanced-geometry svg:viewBox="0 0 21600 21600" draw:mirror-horizontal="true" draw:mirror-vertical="true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2" draw:layer="layout" svg:x1="5cm" svg:y1="15cm" svg:x2="5cm" svg:y2="13.5cm">
          <text:p/>
        </draw:line>
        <draw:line draw:style-name="gr7" draw:text-style-name="P2" draw:layer="layout" svg:x1="5.1cm" svg:y1="11cm" svg:x2="11.9cm" svg:y2="7.7cm">
          <text:p text:style-name="P1">Raten</text:p>
          <text:p text:style-name="P1"/>
        </draw:line>
      </draw:page>
      <draw:page draw:name="page2" draw:style-name="dp1" draw:master-page-name="Standard">
        <draw:custom-shape draw:style-name="gr10" draw:text-style-name="P1" draw:layer="layout" svg:width="4.5cm" svg:height="3.3cm" svg:x="9.2cm" svg:y="7.6cm">
          <text:p text:style-name="P1">H</text:p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3" draw:layer="layout" svg:width="5.531cm" svg:height="0.962cm" svg:x="3.469cm" svg:y="4.038cm">
          <draw:text-box>
            <text:p>Darlehensnehm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text-style-name="MP1" draw:layer="backgroundobjects" svg:width="1.711cm" svg:height="2.466cm" svg:x="5.189cm" svg:y="4.934cm">
        <draw:image xlink:href="Pictures/10000201000000EE000001572198F7300003A765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6T06:27:13.353501634</meta:creation-date>
    <dc:date>2016-10-12T09:00:50.683289450</dc:date>
    <meta:editing-duration>PT41M51S</meta:editing-duration>
    <meta:editing-cycles>4</meta:editing-cycles>
    <meta:generator>LibreOffice/5.1.4.2$Linux_X86_64 LibreOffice_project/10m0$Build-2</meta:generator>
    <meta:print-date>2016-08-26T07:02:06.161719099</meta:print-date>
    <meta:document-statistic meta:object-count="16"/>
  </office:meta>
</office:document-meta>
</file>